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paragraph-rsid="001cd96a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d96a"/>
    </style:style>
    <style:style style:name="P4" style:family="paragraph" style:parent-style-name="Text_20_body">
      <style:paragraph-properties fo:text-align="start" style:justify-single-word="false"/>
      <style:text-properties officeooo:paragraph-rsid="001f7d2b"/>
    </style:style>
    <style:style style:name="P5" style:family="paragraph" style:parent-style-name="Text_20_body">
      <style:paragraph-properties fo:text-align="start" style:justify-single-word="false"/>
      <style:text-properties officeooo:paragraph-rsid="00192203"/>
    </style:style>
    <style:style style:name="P6" style:family="paragraph" style:parent-style-name="Text_20_body">
      <style:paragraph-properties fo:text-align="center" style:justify-single-word="false"/>
      <style:text-properties fo:font-weight="normal" officeooo:rsid="001676ad" officeooo:paragraph-rsid="001cd96a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92203" officeooo:paragraph-rsid="00192203" style:font-weight-asian="normal" style:font-weight-complex="normal"/>
    </style:style>
    <style:style style:name="P8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1f7d2b"/>
    </style:style>
    <style:style style:name="P9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1fce59"/>
    </style:style>
    <style:style style:name="P10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21813f"/>
    </style:style>
    <style:style style:name="P11" style:family="paragraph" style:parent-style-name="Text_20_body">
      <style:paragraph-properties fo:margin-top="0cm" fo:margin-bottom="0.499cm" style:contextual-spacing="false" fo:text-align="start" style:justify-single-word="false"/>
      <style:text-properties style:font-name="Times New Roman" fo:font-size="12pt" fo:language="en" fo:country="none" fo:font-weight="normal" officeooo:paragraph-rsid="00256cee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cm" fo:margin-bottom="0.499cm" style:contextual-spacing="false" fo:text-align="start" style:justify-single-word="false"/>
    </style:style>
    <style:style style:name="P13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1fce59"/>
    </style:style>
    <style:style style:name="P14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256cee"/>
    </style:style>
    <style:style style:name="P15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278ad4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Times New Roman"/>
    </style:style>
    <style:style style:name="P17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2pt" fo:font-weight="bold" officeooo:rsid="00240426" officeooo:paragraph-rsid="00240426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2pt" fo:font-weight="bold" officeooo:rsid="00256cee" officeooo:paragraph-rsid="00278ad4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2pt" fo:font-weight="bold" officeooo:rsid="0029d9f6" officeooo:paragraph-rsid="0029d9f6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2pt" fo:font-weight="bold" officeooo:paragraph-rsid="00240426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2pt" fo:font-weight="bold" officeooo:paragraph-rsid="00284be9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2pt" fo:font-weight="bold" officeooo:paragraph-rsid="0029d9f6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top="0cm" fo:margin-bottom="0.499cm" style:contextual-spacing="false"/>
      <style:text-properties style:font-name="Times New Roman" fo:font-size="12pt" fo:font-weight="normal" officeooo:rsid="00240426" officeooo:paragraph-rsid="00256cee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top="0cm" fo:margin-bottom="0.499cm" style:contextual-spacing="false"/>
      <style:text-properties style:font-name="Times New Roman" fo:font-size="12pt" fo:font-weight="normal" officeooo:rsid="00240426" officeooo:paragraph-rsid="00240426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2pt" fo:font-weight="normal" officeooo:rsid="00240426" officeooo:paragraph-rsid="00256cee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0pt" fo:font-weight="normal" officeooo:rsid="0029d9f6" officeooo:paragraph-rsid="0029d9f6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0pt" fo:font-weight="normal" officeooo:paragraph-rsid="0029d9f6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0pt" fo:font-weight="normal" officeooo:paragraph-rsid="002af83c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size="10pt" fo:font-weight="bold" officeooo:paragraph-rsid="0029d9f6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/>
    </style:style>
    <style:style style:name="P32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officeooo:paragraph-rsid="00256cee"/>
    </style:style>
    <style:style style:name="P33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officeooo:paragraph-rsid="002af83c"/>
    </style:style>
    <style:style style:name="P34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Times New Roman" fo:font-weight="bold" style:font-weight-asian="bold" style:font-weight-complex="bold"/>
    </style:style>
    <style:style style:name="P35" style:family="paragraph" style:parent-style-name="Heading_20_1">
      <style:paragraph-properties fo:margin-top="0cm" fo:margin-bottom="0.499cm" style:contextual-spacing="false" fo:text-align="start" style:justify-single-word="false"/>
      <style:text-properties style:font-name="Times New Roman" fo:font-size="12pt" fo:language="en" fo:country="none" fo:font-weight="bold" officeooo:paragraph-rsid="00256cee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paragraph-rsid="001c51d8"/>
    </style:style>
    <style:style style:name="P37" style:family="paragraph" style:parent-style-name="Standard">
      <style:text-properties fo:font-size="14pt" fo:font-weight="bold" officeooo:paragraph-rsid="0013bd60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2pt" officeooo:paragraph-rsid="001c51d8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paragraph-rsid="001c51d8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1c51d8" officeooo:paragraph-rsid="001c51d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51d8" officeooo:paragraph-rsid="001c51d8" style:font-size-asian="10.5pt" style:font-weight-asian="normal" style:font-size-complex="12pt" style:font-weight-complex="normal"/>
    </style:style>
    <style:style style:name="P42" style:family="paragraph" style:parent-style-name="Standard">
      <style:text-properties officeooo:paragraph-rsid="001cd96a"/>
    </style:style>
    <style:style style:name="P43" style:family="paragraph" style:parent-style-name="Standard">
      <style:text-properties fo:font-weight="bold" officeooo:rsid="0013bd60" officeooo:paragraph-rsid="0013bd60" style:font-weight-asian="bold" style:font-weight-complex="bold"/>
    </style:style>
    <style:style style:name="P44" style:family="paragraph" style:parent-style-name="Standard">
      <style:text-properties fo:font-weight="bold" officeooo:rsid="001676ad" officeooo:paragraph-rsid="001676ad" style:font-weight-asian="bold" style:font-weight-complex="bold"/>
    </style:style>
    <style:style style:name="P45" style:family="paragraph" style:parent-style-name="Standard">
      <style:text-properties fo:font-weight="normal" officeooo:rsid="001676ad" officeooo:paragraph-rsid="001676a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13bd60" officeooo:paragraph-rsid="0013bd6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paragraph-rsid="001b5b67"/>
    </style:style>
    <style:style style:name="P48" style:family="paragraph" style:parent-style-name="Standard">
      <style:paragraph-properties fo:text-align="start" style:justify-single-word="false"/>
      <style:text-properties officeooo:paragraph-rsid="001c51d8"/>
    </style:style>
    <style:style style:name="P49" style:family="paragraph" style:parent-style-name="Preformatted_20_Text">
      <style:paragraph-properties fo:text-align="start" style:justify-single-word="false"/>
      <style:text-properties officeooo:paragraph-rsid="001cd96a"/>
    </style:style>
    <style:style style:name="P50" style:family="paragraph" style:parent-style-name="Preformatted_20_Text">
      <style:paragraph-properties fo:text-align="start" style:justify-single-word="false"/>
      <style:text-properties officeooo:paragraph-rsid="001f7d2b"/>
    </style:style>
    <style:style style:name="P51" style:family="paragraph" style:parent-style-name="Preformatted_20_Text">
      <style:paragraph-properties fo:text-align="start" style:justify-single-word="false"/>
      <style:text-properties officeooo:paragraph-rsid="0023a17a"/>
    </style:style>
    <style:style style:name="P52" style:family="paragraph" style:parent-style-name="Preformatted_20_Text">
      <style:paragraph-properties fo:text-align="start" style:justify-single-word="false"/>
      <style:text-properties style:font-name="Times New Roman"/>
    </style:style>
    <style:style style:name="P53" style:family="paragraph" style:parent-style-name="Preformatted_20_Text">
      <style:paragraph-properties fo:text-align="start" style:justify-single-word="false"/>
      <style:text-properties style:font-name="Times New Roman" officeooo:paragraph-rsid="00278ad4"/>
    </style:style>
    <style:style style:name="P54" style:family="paragraph" style:parent-style-name="Heading_20_4">
      <style:paragraph-properties fo:text-align="start" style:justify-single-word="false"/>
      <style:text-properties officeooo:paragraph-rsid="001cd96a"/>
    </style:style>
    <style:style style:name="P55" style:family="paragraph" style:parent-style-name="Heading_20_2">
      <style:paragraph-properties fo:text-align="start" style:justify-single-word="false"/>
      <style:text-properties officeooo:paragraph-rsid="001f7d2b"/>
    </style:style>
    <style:style style:name="P56" style:family="paragraph" style:parent-style-name="Standard" style:list-style-name="L1">
      <style:text-properties officeooo:paragraph-rsid="001571c0"/>
    </style:style>
    <style:style style:name="P57" style:family="paragraph" style:parent-style-name="Standard" style:list-style-name="L1">
      <style:paragraph-properties fo:text-align="start" style:justify-single-word="false"/>
      <style:text-properties fo:font-weight="normal" officeooo:rsid="0013bd60" officeooo:paragraph-rsid="0013bd60" style:font-weight-asian="normal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weight="normal" officeooo:rsid="0013bd60" officeooo:paragraph-rsid="001b5b67" style:font-weight-asian="normal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weight="normal" officeooo:rsid="00192203" officeooo:paragraph-rsid="00192203" style:font-weight-asian="normal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13bd60"/>
    </style:style>
    <style:style style:name="P61" style:family="paragraph" style:parent-style-name="Standard" style:list-style-name="L1">
      <style:paragraph-properties fo:text-align="start" style:justify-single-word="false"/>
      <style:text-properties officeooo:paragraph-rsid="001571c0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1b5b67"/>
    </style:style>
    <style:style style:name="P63" style:family="paragraph" style:parent-style-name="Standard" style:list-style-name="L1">
      <style:paragraph-properties fo:text-align="start" style:justify-single-word="false"/>
      <style:text-properties fo:font-weight="bold" officeooo:rsid="00192203" officeooo:paragraph-rsid="00192203" style:font-weight-asian="bold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4pt" fo:font-weight="bold" officeooo:rsid="001b5b67" officeooo:paragraph-rsid="001b5b67" style:font-size-asian="14pt" style:font-weight-asian="bold" style:font-size-complex="14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bold" officeooo:rsid="001c51d8" officeooo:paragraph-rsid="001c51d8" style:font-size-asian="10.5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1c51d8" officeooo:paragraph-rsid="001c51d8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officeooo:paragraph-rsid="001c51d8" style:font-size-asian="10.5pt" style:font-size-complex="12pt"/>
    </style:style>
    <style:style style:name="T1" style:family="text">
      <style:text-properties officeooo:rsid="0013bd6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bd60" style:font-weight-asian="normal" style:font-weight-complex="normal"/>
    </style:style>
    <style:style style:name="T4" style:family="text">
      <style:text-properties fo:font-weight="normal" officeooo:rsid="00179894" style:font-weight-asian="normal" style:font-weight-complex="normal"/>
    </style:style>
    <style:style style:name="T5" style:family="text">
      <style:text-properties fo:font-weight="normal" officeooo:rsid="00192203" style:font-weight-asian="normal" style:font-weight-complex="normal"/>
    </style:style>
    <style:style style:name="T6" style:family="text">
      <style:text-properties fo:font-weight="normal" officeooo:rsid="001676ad" style:font-weight-asian="normal" style:font-weight-complex="normal"/>
    </style:style>
    <style:style style:name="T7" style:family="text">
      <style:text-properties fo:font-weight="normal" officeooo:rsid="001c51d8" style:font-weight-asian="normal" style:font-weight-complex="normal"/>
    </style:style>
    <style:style style:name="T8" style:family="text">
      <style:text-properties fo:font-weight="normal" officeooo:rsid="001cd96a" style:font-weight-asian="normal" style:font-weight-complex="normal"/>
    </style:style>
    <style:style style:name="T9" style:family="text">
      <style:text-properties fo:font-weight="normal" officeooo:rsid="00240426" style:font-weight-asian="normal" style:font-weight-complex="normal"/>
    </style:style>
    <style:style style:name="T10" style:family="text">
      <style:text-properties fo:font-weight="normal" officeooo:rsid="00284be9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0426" style:font-weight-asian="bold" style:font-weight-complex="bold"/>
    </style:style>
    <style:style style:name="T14" style:family="text">
      <style:text-properties fo:font-weight="bold" officeooo:rsid="00256cee" style:font-weight-asian="bold" style:font-weight-complex="bold"/>
    </style:style>
    <style:style style:name="T15" style:family="text">
      <style:text-properties officeooo:rsid="00192203"/>
    </style:style>
    <style:style style:name="T16" style:family="text">
      <style:text-properties officeooo:rsid="001b5b67"/>
    </style:style>
    <style:style style:name="T17" style:family="text">
      <style:text-properties fo:font-size="14pt" fo:font-weight="bold" officeooo:rsid="001b5b67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3bd60" style:font-size-asian="14pt" style:font-weight-asian="bold" style:font-size-complex="14pt" style:font-weight-complex="bold"/>
    </style:style>
    <style:style style:name="T19" style:family="text">
      <style:text-properties officeooo:rsid="001c51d8"/>
    </style:style>
    <style:style style:name="T20" style:family="text">
      <style:text-properties fo:font-size="12pt" officeooo:rsid="001c51d8" style:font-size-asian="10.5pt" style:font-size-complex="12pt"/>
    </style:style>
    <style:style style:name="T21" style:family="text">
      <style:text-properties fo:font-size="12pt" fo:font-weight="normal" officeooo:rsid="001c51d8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56cee" style:font-size-asian="12pt" style:font-weight-asian="normal" style:font-size-complex="12pt" style:font-weight-complex="normal"/>
    </style:style>
    <style:style style:name="T23" style:family="text">
      <style:text-properties fo:font-size="16pt" style:text-underline-style="solid" style:text-underline-width="auto" style:text-underline-color="font-color" officeooo:rsid="0013bd60" style:font-size-asian="16pt" style:font-size-complex="16pt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1f7d2b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bold" officeooo:rsid="0023a17a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font-weight="bold" officeooo:rsid="00256cee" style:font-size-asian="12pt" style:font-weight-asian="bold" style:font-size-complex="12pt" style:font-weight-complex="bold"/>
    </style:style>
    <style:style style:name="T29" style:family="text">
      <style:text-properties style:font-name="Times New Roman" fo:font-size="12pt" fo:font-weight="bold" officeooo:rsid="00278ad4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fo:font-weight="bold" officeooo:rsid="00240426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bold" officeooo:rsid="001ebb61" style:font-size-asian="10.5pt" style:font-weight-asian="bold" style:font-size-complex="12pt" style:font-weight-complex="bold"/>
    </style:style>
    <style:style style:name="T32" style:family="text">
      <style:text-properties style:font-name="Times New Roman" fo:font-size="12pt" fo:font-weight="bold" officeooo:rsid="001f7d2b" style:font-size-asian="10.5pt" style:font-weight-asian="bold" style:font-size-complex="12pt" style:font-weight-complex="bold"/>
    </style:style>
    <style:style style:name="T33" style:family="text">
      <style:text-properties style:font-name="Times New Roman" fo:font-size="12pt" fo:font-weight="bold" officeooo:rsid="001fce59" style:font-size-asian="10.5pt" style:font-weight-asian="bold" style:font-size-complex="12pt" style:font-weight-complex="bold"/>
    </style:style>
    <style:style style:name="T34" style:family="text">
      <style:text-properties style:font-name="Times New Roman" fo:font-size="12pt" fo:font-weight="bold" officeooo:rsid="001fce59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1ebb61" style:font-size-asian="10.5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officeooo:rsid="001f7d2b" style:font-size-asian="10.5pt" style:font-weight-asian="normal" style:font-size-complex="12pt" style:font-weight-complex="normal"/>
    </style:style>
    <style:style style:name="T37" style:family="text">
      <style:text-properties style:font-name="Times New Roman" fo:font-size="12pt" fo:font-weight="normal" officeooo:rsid="001fce59" style:font-size-asian="10.5pt" style:font-weight-asian="normal" style:font-size-complex="12pt" style:font-weight-complex="normal"/>
    </style:style>
    <style:style style:name="T38" style:family="text">
      <style:text-properties style:font-name="Times New Roman" fo:font-size="12pt" fo:font-weight="normal" officeooo:rsid="0021813f" style:font-size-asian="10.5pt" style:font-weight-asian="normal" style:font-size-complex="12pt" style:font-weight-complex="normal"/>
    </style:style>
    <style:style style:name="T39" style:family="text">
      <style:text-properties style:font-name="Times New Roman" fo:font-size="12pt" fo:font-weight="normal" officeooo:rsid="001f7d2b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fo:font-weight="normal" officeooo:rsid="0023a17a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fo:font-weight="normal" officeooo:rsid="00240426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fo:font-weight="normal" officeooo:rsid="00256cee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fo:font-weight="normal" officeooo:rsid="00278ad4" style:font-size-asian="12pt" style:font-weight-asian="normal" style:font-size-complex="12pt" style:font-weight-complex="normal"/>
    </style:style>
    <style:style style:name="T44" style:family="text">
      <style:text-properties style:font-name="Times New Roman" fo:font-weight="normal" officeooo:rsid="00240426" style:font-weight-asian="normal" style:font-weight-complex="normal"/>
    </style:style>
    <style:style style:name="T45" style:family="text">
      <style:text-properties style:font-name="Times New Roman" officeooo:rsid="00256cee"/>
    </style:style>
    <style:style style:name="T46" style:family="text">
      <style:text-properties style:font-name="Times New Roman" fo:font-weight="bold" style:font-weight-asian="bold" style:font-weight-complex="bold"/>
    </style:style>
    <style:style style:name="T47" style:family="text">
      <style:text-properties style:font-name="Times New Roman" fo:font-weight="bold" officeooo:rsid="00256cee" style:font-weight-asian="bold" style:font-weight-complex="bold"/>
    </style:style>
    <style:style style:name="T48" style:family="text">
      <style:text-properties officeooo:rsid="0021813f"/>
    </style:style>
    <style:style style:name="T49" style:family="text">
      <style:text-properties officeooo:rsid="00240426"/>
    </style:style>
    <style:style style:name="T50" style:family="text">
      <style:text-properties officeooo:rsid="00240426" style:font-weight-asian="normal" style:font-weight-complex="normal"/>
    </style:style>
    <style:style style:name="T51" style:family="text">
      <style:text-properties officeooo:rsid="00256cee"/>
    </style:style>
    <style:style style:name="T52" style:family="text">
      <style:text-properties officeooo:rsid="00278ad4"/>
    </style:style>
    <style:style style:name="T53" style:family="text">
      <style:text-properties officeooo:rsid="00284be9"/>
    </style:style>
    <style:style style:name="T54" style:family="text">
      <style:text-properties fo:font-size="10pt" officeooo:rsid="0029d9f6" style:font-size-asian="10pt" style:font-size-complex="10pt"/>
    </style:style>
    <style:style style:name="T55" style:family="text">
      <style:text-properties officeooo:rsid="002af8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<text:s text:c="54"/></text:span><text:span text:style-name="T23">Ruby on Rails</text:span></text:p>
      <text:p text:style-name="P43"/>
      <text:p text:style-name="P46">Ruby on Rails is an open source web framework. Which runs on the ruby programming language. It is a full stack framework.it allows crating pages and applications that gather information from the web server,talk to a query the database, and render templates out of the box. As a result rails features a routing system that is independent of the web server.</text:p>
      <text:p text:style-name="P46"/>
      <text:list xml:id="list14004005281" text:style-name="L1">
        <text:list-item>
          <text:p text:style-name="P57">Rails is web applications development framework. Written in the ruby language.</text:p>
        </text:list-item>
        <text:list-item>
          <text:p text:style-name="P60"><text:span text:style-name="T4">Ruby is a dynamic,reflective,object-oriented,general purpose programming language.</text:span><text:span text:style-name="T3"> It was designed and developed in the mid-1990s by </text:span><text:span text:style-name="T4">Yukihiro ''Matz'' Matsumoto in japan.</text:span></text:p>
        </text:list-item>
        <text:list-item>
          <text:p text:style-name="P60"><text:span text:style-name="T3">Rails was created in 2003 by </text:span><text:span text:style-name="T4">David Heinemeier Hanson</text:span><text:span text:style-name="T3"> and has since been extended by the rails core team, more than 3,100 contributors.</text:span></text:p>
        </text:list-item>
        <text:list-item>
          <text:p text:style-name="P57">Ruby on Rails uses the Model View Controller (MVC) pattern to organize applications programming.</text:p>
          <text:p text:style-name="P57"/>
        </text:list-item>
        <text:list-item>
          <text:p text:style-name="P63">There are various publications of ruby:-</text:p>
        </text:list-item>
        <text:list-item>
          <text:p text:style-name="P59">Ruby 1.0</text:p>
        </text:list-item>
        <text:list-item>
          <text:p text:style-name="P59">Ruby 1.2</text:p>
        </text:list-item>
        <text:list-item>
          <text:p text:style-name="P59">Ruby 1.4</text:p>
        </text:list-item>
        <text:list-item>
          <text:p text:style-name="P59">Ruby 1.6</text:p>
        </text:list-item>
        <text:list-item>
          <text:p text:style-name="P59">Ruby 1.8</text:p>
        </text:list-item>
        <text:list-item>
          <text:p text:style-name="P59">Ruby 1.9</text:p>
        </text:list-item>
        <text:list-item>
          <text:p text:style-name="P59">Ruby 2.0</text:p>
        </text:list-item>
        <text:list-item>
          <text:p text:style-name="P61"><text:span text:style-name="T3">Ruby 2.0 is latest version. </text:span><text:span text:style-name="T5">Now we use Ruby 2.0 version.</text:span></text:p>
        </text:list-item>
        <text:list-item>
          <text:p text:style-name="P59">Ruby 2.0 added several new features, including:</text:p>
        </text:list-item>
      </text:list>
      <text:p text:style-name="P7"><text:s text:c="13"/></text:p>
      <text:p text:style-name="P7"><text:s text:c="11"/>- <text:s/>method keyword arguments,</text:p>
      <text:p text:style-name="P5"><text:span text:style-name="T15"><text:s text:c="11"/>-</text:span> <text:s/>a new method, <text:span text:style-name="T15">Module#prepend,</text:span> for extending a class,</text:p>
      <text:p text:style-name="P5"><text:span text:style-name="T15"><text:s text:c="11"/>-</text:span> a new literal for creating an array of symbols,</text:p>
      <text:p text:style-name="P5"><text:span text:style-name="T15"><text:s text:c="11"/>-</text:span> new API for the lazy evaluation of Enumerables, and</text:p>
      <text:p text:style-name="P5"><text:span text:style-name="T15"><text:s text:c="11"/>-</text:span> a new convention of using #to_h to convert objects to Hashes</text:p>
      <text:list xml:id="list100295823" text:continue-numbering="true" text:style-name="L1">
        <text:list-item>
          <text:p text:style-name="P58">Rails 4.0 is latest version.</text:p>
        </text:list-item>
      </text:list>
      <text:p text:style-name="P47"/>
      <text:list xml:id="list1942327681" text:continue-numbering="true" text:style-name="L1">
        <text:list-header>
          <text:p text:style-name="P62"><text:span text:style-name="T17">Th</text:span><text:span text:style-name="T18">ree Ways of Installing Ruby</text:span><text:span text:style-name="T17">-</text:span></text:p>
          <text:p text:style-name="P64"/>
        </text:list-header>
      </text:list>
      <text:p text:style-name="P40"/>
      <text:list xml:id="list1086921837" text:continue-numbering="true" text:style-name="L1">
        <text:list-item>
          <text:p text:style-name="P65">compiling from source-</text:p>
          <text:p text:style-name="P65"/>
          <text:p text:style-name="P66">It is the standard way that software has been delivered for many, many years. This will be most familiar to the largest number of software developers.</text:p>
        </text:list-item>
      </text:list>
      <text:p text:style-name="P41"/>
      <text:list xml:id="list2046594023" text:continue-numbering="true" text:style-name="L1">
        <text:list-header>
          <text:p text:style-name="P67"><text:span text:style-name="Strong_20_Emphasis"><text:span text:style-name="T19"/></text:span></text:p>
        </text:list-header>
        <text:list-item>
          <text:p text:style-name="P67"><text:span text:style-name="Strong_20_Emphasis"><text:span text:style-name="T19">package management systems-</text:span></text:span></text:p>
        </text:list-item>
      </text:list>
      <text:p text:style-name="P39"><text:span text:style-name="Strong_20_Emphasis"><text:span text:style-name="T19"/></text:span></text:p>
      <text:p text:style-name="P48"><text:span text:style-name="Strong_20_Emphasis"><text:span text:style-name="T20"><text:s text:c="9"/></text:span></text:span><text:span text:style-name="Strong_20_Emphasis"><text:span text:style-name="T21"><text:s/></text:span></text:span><text:span text:style-name="Strong_20_Emphasis"><text:span text:style-name="T7">This will be most familiar to people who use one operating system for everything, and like to <text:s text:c="28"/></text:span></text:span></text:p>
      <text:p text:style-name="P39"><text:span text:style-name="Strong_20_Emphasis"><text:span text:style-name="T19"><text:s text:c="11"/></text:span></text:span><text:span text:style-name="Strong_20_Emphasis"><text:span text:style-name="T7">stick to those individual standards.</text:span></text:span></text:p>
      <text:list xml:id="list483858840" text:continue-numbering="true" text:style-name="L1">
        <text:list-header>
          <text:p text:style-name="P56"><text:span text:style-name="Strong_20_Emphasis"><text:span text:style-name="T20"/></text:span></text:p>
          <text:p text:style-name="P56"><text:span text:style-name="Strong_20_Emphasis"><text:span text:style-name="T20"/></text:span></text:p>
        </text:list-header>
        <text:list-item>
          <text:p text:style-name="P56"><text:soft-page-break/><text:span text:style-name="Strong_20_Emphasis"><text:span text:style-name="T20">Third-party tools-</text:span></text:span></text:p>
        </text:list-item>
      </text:list>
      <text:p text:style-name="P38"><text:span text:style-name="Strong_20_Emphasis"><text:span text:style-name="T19"/></text:span></text:p>
      <text:p text:style-name="P36"><text:span text:style-name="Strong_20_Emphasis"><text:span text:style-name="T20"><text:s text:c="11"/></text:span></text:span><text:span text:style-name="Strong_20_Emphasis"><text:span text:style-name="T7">Th</text:span></text:span><text:span text:style-name="Strong_20_Emphasis"><text:span text:style-name="T8">is is</text:span></text:span><text:span text:style-name="Strong_20_Emphasis"><text:span text:style-name="T7"> simpler for total newbies or the most advanced of users.</text:span></text:span></text:p>
      <text:p text:style-name="P42"><text:span text:style-name="Strong_20_Emphasis"><text:span text:style-name="T7"><text:s text:c="11"/>if </text:span></text:span><text:span text:style-name="Strong_20_Emphasis"><text:span text:style-name="T8">we</text:span></text:span><text:span text:style-name="Strong_20_Emphasis"><text:span text:style-name="T7"> want to run multiple versions of Ruby on the same machine, </text:span></text:span><text:span text:style-name="Strong_20_Emphasis"><text:span text:style-name="T8">use</text:span></text:span><text:span text:style-name="Strong_20_Emphasis"><text:span text:style-name="T7"> the </text:span></text:span><text:span text:style-name="Strong_20_Emphasis"><text:span text:style-name="T19">third party <text:s text:c="16"/></text:span></text:span></text:p>
      <text:p text:style-name="P42"><text:span text:style-name="Strong_20_Emphasis"><text:span text:style-name="T19"><text:s text:c="11"/>tools</text:span></text:span><text:span text:style-name="Strong_20_Emphasis"><text:span text:style-name="T7"> section and use RVM. It’s by far the best way to accomplish that.</text:span></text:span></text:p>
      <text:p text:style-name="P38"><text:span text:style-name="Strong_20_Emphasis"><text:span text:style-name="T19"/></text:span></text:p>
      <text:p text:style-name="P38"><text:span text:style-name="Strong_20_Emphasis"><text:span text:style-name="T19"/></text:span></text:p>
      <text:p text:style-name="P38"><text:span text:style-name="Strong_20_Emphasis"><text:span text:style-name="T19"/></text:span></text:p>
      <text:p text:style-name="P44"><text:s text:c="4"/>RVM-(Ruby Version Manager)</text:p>
      <text:p text:style-name="P6"/>
      <text:p text:style-name="P1"><text:span text:style-name="T6">The most popular tool to install Ruby is </text:span><text:span text:style-name="Strong_20_Emphasis"><text:span text:style-name="T6">RVM</text:span></text:span><text:span text:style-name="T6"> (“Ruby Version Manager”). Not only does it make <text:s text:c="15"/>installing Ruby incredibly easy, it also allows you to install and manage multiple copies </text:span><text:span text:style-name="T8">of ruby on </text:span><text:span text:style-name="T6">you</text:span><text:span text:style-name="T8">r </text:span><text:span text:style-name="T6">system, as well as multiple alternate implementations of Ruby.</text:span></text:p>
      <text:p text:style-name="P3">RVM is only available for Mac OS X, Linux, or any UNIX-like operating system. Windows users should check out <text:span text:style-name="T16">pik </text:span>for a similar project, or consider using RubyInstaller.</text:p>
      <text:p text:style-name="P3">As of this writing, you should be able to install RVM with:</text:p>
      <text:p text:style-name="P49"><text:span text:style-name="Source_20_Text"><text:span text:style-name="T25">$ \curl -L https://get.rvm.io | bash -s stable –ruby</text:span></text:span></text:p>
      <text:p text:style-name="P51"><text:span text:style-name="Source_20_Text"><text:span text:style-name="T27"/></text:span></text:p>
      <text:p text:style-name="P51"><text:span text:style-name="Source_20_Text"><text:span text:style-name="T27">curl- </text:span></text:span><text:span text:style-name="Source_20_Text"><text:span text:style-name="T40">cURL(Transfer a url)</text:span></text:span></text:p>
      <text:p text:style-name="P51"><text:span text:style-name="Source_20_Text"><text:span text:style-name="T40">curl is a tool to transfer data from or to a server, using one of the supported protocols </text:span></text:span><text:span text:style-name="Source_20_Text"><text:span text:style-name="T40">(like http,ftp)</text:span></text:span></text:p>
      <text:p text:style-name="P51"><text:span text:style-name="Source_20_Text"><text:span text:style-name="T40">The command is designed to work without user interaction. </text:span></text:span></text:p>
      <text:p text:style-name="P51"><text:span text:style-name="Source_20_Text"><text:span text:style-name="T40">Curl depends on external libraries for some features (and ''</text:span></text:span><text:span text:style-name="Source_20_Text"><text:span text:style-name="T27">libcurl'</text:span></text:span><text:span text:style-name="Source_20_Text"><text:span text:style-name="T40">'for all features). You can build curl without them, but curl gets a lot better if you have these libraries: </text:span></text:span></text:p>
      <text:h text:style-name="P54" text:outline-level="4"><text:span text:style-name="Source_20_Text"><text:span text:style-name="T31">Ruby on Linux-</text:span></text:span></text:h>
      <text:p text:style-name="P3"><text:span text:style-name="Source_20_Text"><text:span text:style-name="T31"/></text:span></text:p>
      <text:p text:style-name="Text_20_body">Debian GNU/Linux or Ubuntu use the apt package manager system. You can use it like this:</text:p>
      <text:p text:style-name="P49"><text:span text:style-name="Source_20_Text"><text:span text:style-name="T31">$ sudo apt-get install ruby1.9.1</text:span></text:span></text:p>
      <text:p text:style-name="P49"><text:span text:style-name="Source_20_Text"><text:span text:style-name="T31"/></text:span></text:p>
      <text:p text:style-name="P49"><text:span text:style-name="Source_20_Text"><text:span text:style-name="T36">T</text:span></text:span><text:span text:style-name="Source_20_Text"><text:span text:style-name="T35">his will install Ruby 1.9.2 or newer. It has a ‘library compatibility version’ of 1.9.1, hence the name.</text:span></text:span></text:p>
      <text:p text:style-name="P49"><text:span text:style-name="Source_20_Text"><text:span text:style-name="T31"/></text:span></text:p>
      <text:p text:style-name="P50"><text:span text:style-name="Source_20_Text"><text:span text:style-name="T32">Install ruby 2.0.0 and set default-</text:span></text:span></text:p>
      <text:p text:style-name="P50"><text:span text:style-name="Source_20_Text"><text:span text:style-name="T32"/></text:span></text:p>
      <text:p text:style-name="P50"><text:span text:style-name="Source_20_Text"><text:span text:style-name="T32">rvm install 2.0.0 </text:span></text:span></text:p>
      <text:p text:style-name="P50"><text:span text:style-name="Source_20_Text"><text:span text:style-name="T32">rvm use 2.0.0 –default</text:span></text:span></text:p>
      <text:p text:style-name="P50"><text:span text:style-name="Source_20_Text"><text:span text:style-name="T32"/></text:span></text:p>
      <text:h text:style-name="P55" text:outline-level="2"><text:bookmark text:name="Testing_Installation"/><text:span text:style-name="Source_20_Text"><text:span text:style-name="T26">Testing Installation</text:span></text:span><text:span text:style-name="Source_20_Text"><text:span text:style-name="T26">-</text:span></text:span></text:h>
      <text:p text:style-name="P4"><text:span text:style-name="Source_20_Text"><text:span text:style-name="T26"/></text:span></text:p>
      <text:p text:style-name="P4"><text:span text:style-name="Source_20_Text"><text:span text:style-name="T39">To check if Ruby is installed on your system, from the shell run: </text:span></text:span><text:span text:style-name="Source_20_Text"><text:span text:style-name="T26">ruby -v</text:span></text:span></text:p>
      <text:p text:style-name="P50"><text:span text:style-name="Source_20_Text"><text:span text:style-name="T32">ruby 1.8.7 (2009-06-12 patchlevel 174) [i486-linux]</text:span></text:span></text:p>
      <text:p text:style-name="P50"><text:span text:style-name="Source_20_Text"><text:span text:style-name="T32"/></text:span></text:p>
      <text:p text:style-name="P50"><text:span text:style-name="Source_20_Text"><text:span text:style-name="T36">If this shows up, then you have successfully installed Ruby. However, if you get something like the following:</text:span></text:span></text:p>
      <text:p text:style-name="P50"><text:span text:style-name="Source_20_Text"><text:span text:style-name="T36"/></text:span></text:p>
      <text:p text:style-name="P50"><text:span text:style-name="Source_20_Text"><text:span text:style-name="T32">-bash: ruby: command not found</text:span></text:span></text:p>
      <text:p text:style-name="P50"><text:span text:style-name="Source_20_Text"><text:span text:style-name="T32"/></text:span></text:p>
      <text:p text:style-name="P8"><text:soft-page-break/><text:span text:style-name="Source_20_Text"><text:span text:style-name="T36">Then you did not successfully install Ruby.</text:span></text:span></text:p>
      <text:p text:style-name="P9"><text:span text:style-name="Source_20_Text"><text:span text:style-name="T33">Command-line Examples-</text:span></text:span></text:p>
      <text:p text:style-name="P9"><text:span text:style-name="Source_20_Text"><text:span text:style-name="T37">For Check what version of Ruby is on your system, run:</text:span></text:span></text:p>
      <text:p text:style-name="P13"><text:span text:style-name="Source_20_Text"><text:span text:style-name="T37">$</text:span></text:span><text:span text:style-name="Source_20_Text"><text:span text:style-name="T33"> ruby -v</text:span></text:span></text:p>
      <text:p text:style-name="P9"><text:span text:style-name="Source_20_Text"><text:span text:style-name="T37">Running programs on the command-line will use the dollar sign to denote the shell prompt. The part of the example that you type will appear </text:span></text:span><text:span text:style-name="Source_20_Text"><text:span text:style-name="T34">bold</text:span></text:span><text:span text:style-name="Source_20_Text"><text:span text:style-name="T37">. Since the dollar sign denotes your shell prompt.</text:span></text:span></text:p>
      <text:p text:style-name="P10"><text:span text:style-name="Source_20_Text"><text:span text:style-name="T38">Shell prompt called command prompt on windows.</text:span></text:span></text:p>
      <text:p text:style-name="P9"><text:span text:style-name="Source_20_Text"><text:span text:style-name="T37">Again, do not type the dollar sign – you should only enter "</text:span></text:span><text:span text:style-name="Source_20_Text"><text:span text:style-name="T33">ruby -v</text:span></text:span><text:span text:style-name="Source_20_Text"><text:span text:style-name="T37">" (without the quotes).</text:span></text:span></text:p>
      <text:p text:style-name="P50"><text:span text:style-name="Source_20_Text"><text:span text:style-name="T32">$ ruby -v</text:span></text:span></text:p>
      <text:p text:style-name="P26">ruby 1.8.5 (2006-08-25) [i386-freebsd4.10]</text:p>
      <text:p text:style-name="P26">In the above example, "<text:span text:style-name="Source_20_Text"><text:span text:style-name="T24">ruby 1.8.5 (2006-08-25) [i386-freebsd4.10]</text:span></text:span>" is printed out after you run "<text:span text:style-name="Source_20_Text"><text:span text:style-name="T24">ruby -v</text:span></text:span>". Your actual output when you run "<text:span text:style-name="Source_20_Text"><text:span text:style-name="T24">ruby -v</text:span></text:span>" will vary depending on the version of Ruby installed and what <text:span text:style-name="T48">operating system</text:span> you are using.</text:p>
      <text:p text:style-name="P17">Hello World-</text:p>
      <text:p text:style-name="P20"><text:span text:style-name="T9">Create a text file called </text:span><text:span text:style-name="Source_20_Text"><text:span text:style-name="T44">hello-world.rb</text:span></text:span><text:span text:style-name="T9"> containing the following code.</text:span></text:p>
      <text:p text:style-name="P20"><text:span text:style-name="T49">puts </text:span><text:span text:style-name="T9">'Hello world'</text:span></text:p>
      <text:p text:style-name="P20"><text:span text:style-name="T9">Now run it at the shell prompt</text:span><text:span text:style-name="T9">-</text:span></text:p>
      <text:p text:style-name="P20"><text:span text:style-name="T9">$ </text:span><text:span text:style-name="T50">ruby hello-world.rb</text:span></text:p>
      <text:p text:style-name="P31">Hello world</text:p>
      <text:p text:style-name="P31"><text:span text:style-name="T49">We</text:span> can also run the short "hello world" program without creating a text file at all. This is called a <text:span text:style-name="T13">one-liner</text:span><text:span text:style-name="T49">.</text:span>.</text:p>
      <text:p text:style-name="P20"><text:span text:style-name="T9">$ </text:span><text:span text:style-name="T49">ruby -e "puts 'Hello world'"</text:span></text:p>
      <text:p text:style-name="P25">Hello world</text:p>
      <text:p text:style-name="P21"><text:span text:style-name="T53">Puts method- </text:span><text:span text:style-name="T10">Here on above example </text:span><text:span text:style-name="T53">Puts method </text:span><text:span text:style-name="T10">print out the value of a variable in a Ruby program.</text:span></text:p>
      <text:h text:style-name="P35" text:outline-level="1"><text:bookmark text:name="firstHeading"/><text:span text:style-name="T49">Interactive Ruby</text:span><text:span text:style-name="T51">-(irb)</text:span><text:span text:style-name="T52">-</text:span></text:h>
      <text:p text:style-name="P11"><text:span text:style-name="T51">We can run this code with </text:span><text:span text:style-name="T14">irb</text:span><text:span text:style-name="T51"> but the output will look slightly different. </text:span><text:span text:style-name="Source_20_Text"><text:span text:style-name="T45">puts</text:span></text:span><text:span text:style-name="T51"> will print out "</text:span><text:span text:style-name="Source_20_Text"><text:span text:style-name="T45">Hello</text:span></text:span><text:span text:style-name="Source_20_Text"><text:span text:style-name="T51"> </text:span></text:span><text:span text:style-name="Source_20_Text"><text:span text:style-name="T45">world</text:span></text:span><text:span text:style-name="T51">", but </text:span><text:span text:style-name="Source_20_Text"><text:span text:style-name="T47">irb</text:span></text:span><text:span text:style-name="T14"> </text:span><text:span text:style-name="T51">will also print out the return value of </text:span><text:span text:style-name="Source_20_Text"><text:span text:style-name="T45">puts</text:span></text:span><text:span text:style-name="T51"> – which is </text:span><text:span text:style-name="Source_20_Text"><text:span text:style-name="T45">nil</text:span></text:span></text:p>
      <text:p text:style-name="P14"><text:span text:style-name="T41">$ </text:span><text:span text:style-name="T30">irb</text:span></text:p>
      <text:p text:style-name="P14">&gt;&gt; <text:span text:style-name="T46">puts</text:span> "<text:span text:style-name="T24">Hello world</text:span>"</text:p>
      <text:p text:style-name="P32"><text:soft-page-break/>Hello world</text:p>
      <text:p text:style-name="P12">=&gt; <text:span text:style-name="T24">nil</text:span></text:p>
      <text:p text:style-name="P12"><text:span text:style-name="T25">A simple </text:span><text:span text:style-name="Teletype"><text:span text:style-name="T25">irb</text:span></text:span><text:span text:style-name="T25"> session might look like this</text:span><text:span text:style-name="T28">-</text:span></text:p>
      <text:p text:style-name="P18">$ irb --simple-prompt</text:p>
      <text:p text:style-name="P53">&gt;&gt; <text:span text:style-name="T11">2+</text:span><text:span text:style-name="T12">2</text:span></text:p>
      <text:p text:style-name="P53">=&gt; 4</text:p>
      <text:p text:style-name="P52">&gt;&gt; <text:span text:style-name="T11">5*5*5</text:span></text:p>
      <text:p text:style-name="P52">=&gt; 125</text:p>
      <text:p text:style-name="P31">&gt;&gt; <text:span text:style-name="T11">exit</text:span></text:p>
      <text:p text:style-name="P15"><text:span text:style-name="T42">The </text:span><text:span text:style-name="Teletype"><text:span text:style-name="T22">&gt;&gt;</text:span></text:span><text:span text:style-name="T42"> prompt indicates that </text:span><text:span text:style-name="Teletype"><text:span text:style-name="T28">irb</text:span></text:span><text:span text:style-name="T28"> </text:span><text:span text:style-name="T42">is waiting for input.</text:span></text:p>
      <text:p text:style-name="P12"><text:span text:style-name="T42">Th</text:span><text:span text:style-name="T43">is</text:span><text:span text:style-name="T42"> example show the user's input in </text:span><text:span text:style-name="T28">bold</text:span><text:span text:style-name="T42">. </text:span><text:span text:style-name="Teletype"><text:span text:style-name="T42">irb</text:span></text:span><text:span text:style-name="T42"> uses</text:span><text:span text:style-name="T28"> </text:span><text:span text:style-name="Teletype"><text:span text:style-name="T28">=&gt;</text:span></text:span><text:span text:style-name="T28"> </text:span><text:span text:style-name="T42">to show you the </text:span><text:span text:style-name="T29">return value</text:span><text:span text:style-name="T43"> </text:span><text:span text:style-name="T42">of each line of code that you type in.</text:span></text:p>
      <text:p text:style-name="P19">Comments-</text:p>
      <text:p text:style-name="P22"><text:span text:style-name="T54">Like Other languages Ruby uses the hash symbol (also called Pound Sign, number sign, Square, or octothorpe) for </text:span><text:span text:style-name="T54">comments.</text:span></text:p>
      <text:p text:style-name="P27"># My first Ruby program</text:p>
      <text:p text:style-name="P52"># On my way to Ruby fame &amp; fortune!</text:p>
      <text:p text:style-name="P52"><text:s/></text:p>
      <text:p text:style-name="P31"><text:span text:style-name="T12">puts</text:span> 'Hello world'.</text:p>
      <text:p text:style-name="P34"><text:span text:style-name="T55">We </text:span>can append a comment to the end of a line of code, as well. Everything before the hash is treated as normal Ruby code<text:span text:style-name="T55">-</text:span></text:p>
      <text:p text:style-name="P28"><text:span text:style-name="T12">puts </text:span>'Hello world' <text:s text:c="15"/># Print out "Hello world"</text:p>
      <text:p text:style-name="P30"><text:span text:style-name="T55">We</text:span> can also comment several lines at a time<text:span text:style-name="T55">-</text:span></text:p>
      <text:p text:style-name="P29">=begin</text:p>
      <text:p text:style-name="P33">This program will</text:p>
      <text:p text:style-name="P52">print "Hello world".</text:p>
      <text:p text:style-name="P52">=end</text:p>
      <text:p text:style-name="P52"><text:s/></text:p>
      <text:p text:style-name="P31"><text:span text:style-name="T12">puts</text:span> 'Hello world'</text:p>
      <text:p text:style-name="P22"/>
      <text:p text:style-name="P16"/>
      <text:p text:style-name="P16"/>
      <text:p text:style-name="P23"/>
      <text:p text:style-name="P24"/>
      <text:p text:style-name="P50"><text:soft-page-break/><text:span text:style-name="Source_20_Text"><text:span text:style-name="T36"/></text:span></text:p>
      <text:p text:style-name="P49"><text:span text:style-name="Source_20_Text"><text:span text:style-name="T35"/></text:span></text:p>
      <text:p text:style-name="Text_20_body"/>
      <text:p text:style-name="P49"><text:span text:style-name="Source_20_Text"><text:span text:style-name="T12"/></text:span></text:p>
      <text:p text:style-name="P49"><text:span text:style-name="Source_20_Text"><text:span text:style-name="T2"/></text:span></text:p>
      <text:p text:style-name="P3"/>
      <text:p text:style-name="P2"/>
      <text:p text:style-name="P45"/>
      <text:p text:style-name="P45"/>
      <text:p text:style-name="P45"/>
      <text:p text:style-name="P45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s06 </meta:initial-creator>
    <meta:creation-date>2013-09-26T13:30:29</meta:creation-date>
    <dc:date>2013-09-27T15:10:37</dc:date>
    <dc:creator>ncs06 </dc:creator>
    <meta:editing-duration>PT5H27M59S</meta:editing-duration>
    <meta:editing-cycles>11</meta:editing-cycles>
    <meta:generator>LibreOffice/3.6$Linux_x86 LibreOffice_project/360m1$Build-2</meta:generator>
    <meta:document-statistic meta:table-count="0" meta:image-count="0" meta:object-count="0" meta:page-count="5" meta:paragraph-count="104" meta:word-count="1002" meta:character-count="5887" meta:non-whitespace-character-count="4744"/>
  </office:meta>
</office:document-meta>
</file>